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0160000002EC90D3F664B90ED6C.png" manifest:media-type="image/png"/>
  <manifest:file-entry manifest:full-path="Pictures/10000201000000160000002E44EA979DFBF348DD.png" manifest:media-type="image/png"/>
  <manifest:file-entry manifest:full-path="Pictures/10000201000000200000002A3F1CD3EC99EC99A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8.35cm" fo:min-width="19.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47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9.55cm" fo:min-width="20.9cm"/>
    </style:style>
    <style:style style:name="gr6" style:family="graphic" style:parent-style-name="objectwithoutfill">
      <style:graphic-properties draw:marker-start="Symmetric_20_Arrow" draw:marker-end="Symmetric_20_Arrow" draw:marker-end-width="0.2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8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99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30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6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321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034cm" fo:min-width="0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9cm" fo:min-width="0cm"/>
    </style:style>
    <style:style style:name="gr19" style:family="graphic" style:parent-style-name="objectwithoutfill">
      <style:graphic-properties svg:stroke-color="#000000" draw:fill="none" draw:textarea-vertical-align="middle"/>
    </style:style>
    <style:style style:name="gr2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633cm"/>
    </style:style>
    <style:style style:name="gr24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25" style:family="graphic" style:parent-style-name="standard">
      <style:graphic-properties svg:stroke-width="0.02cm" svg:stroke-color="#000000" draw:marker-start-width="0.26cm" draw:marker-end-width="0.26cm" draw:fill-color="#ffffff" draw:textarea-horizontal-align="justify" draw:textarea-vertical-align="middle" draw:auto-grow-height="false" fo:min-height="0.034cm" fo:min-width="0cm" fo:padding-top="0.135cm" fo:padding-bottom="0.135cm" fo:padding-left="0.26cm" fo:padding-right="0.26cm"/>
    </style:style>
    <style:style style:name="gr2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withoutfill">
      <style:graphic-properties svg:stroke-width="0.02cm" draw:marker-start-width="0.26cm" draw:marker-end-width="0.26cm" draw:fill="none" draw:textarea-vertical-align="middle" fo:padding-top="0.135cm" fo:padding-bottom="0.135cm" fo:padding-left="0.26cm" fo:padding-right="0.2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4.411cm" style:use-optimal-column-width="false"/>
    </style:style>
    <style:style style:name="co2" style:family="table-column">
      <style:table-column-properties style:column-width="10.13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top="0cm" fo:margin-bottom="0cm" fo:line-height="115%"/>
    </style:style>
    <style:style style:name="P12" style:family="paragraph">
      <loext:graphic-properties draw:fill="none" draw:fill-color="#ffffff"/>
      <style:paragraph-properties fo:margin-top="0cm" fo:margin-bottom="0cm" fo:line-height="115%"/>
      <style:text-properties fo:font-size="32pt" style:font-size-asian="32pt" style:font-size-complex="32pt"/>
    </style:style>
    <style:style style:name="P13" style:family="paragraph">
      <loext:graphic-properties draw:fill-color="#ffffff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Score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2" draw:text-style-name="P2" draw:layer="layout" svg:width="20.2cm" svg:height="18.6cm" svg:x="3.801cm" svg:y="1.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201cm" svg:y1="4cm" svg:x2="24.001cm" svg:y2="4cm">
          <text:p/>
        </draw:line>
        <draw:line draw:style-name="gr3" draw:text-style-name="P2" draw:layer="layout" svg:x1="11.201cm" svg:y1="4.5cm" svg:x2="24.001cm" svg:y2="4.5cm">
          <text:p/>
        </draw:line>
        <draw:line draw:style-name="gr3" draw:text-style-name="P2" draw:layer="layout" svg:x1="11.201cm" svg:y1="5cm" svg:x2="24.001cm" svg:y2="5cm">
          <text:p/>
        </draw:line>
        <draw:line draw:style-name="gr3" draw:text-style-name="P2" draw:layer="layout" svg:x1="11.201cm" svg:y1="5.5cm" svg:x2="24.001cm" svg:y2="5.5cm">
          <text:p/>
        </draw:line>
        <draw:line draw:style-name="gr3" draw:text-style-name="P2" draw:layer="layout" svg:x1="11.201cm" svg:y1="6cm" svg:x2="24.001cm" svg:y2="6cm">
          <text:p/>
        </draw:line>
        <draw:line draw:style-name="gr3" draw:text-style-name="P2" draw:layer="layout" svg:x1="11.201cm" svg:y1="4cm" svg:x2="11.201cm" svg:y2="9.7cm">
          <text:p/>
        </draw:line>
        <draw:line draw:style-name="gr3" draw:text-style-name="P2" draw:layer="layout" svg:x1="11.201cm" svg:y1="7.7cm" svg:x2="24.001cm" svg:y2="7.7cm">
          <text:p/>
        </draw:line>
        <draw:line draw:style-name="gr3" draw:text-style-name="P2" draw:layer="layout" svg:x1="11.201cm" svg:y1="8.2cm" svg:x2="24.001cm" svg:y2="8.2cm">
          <text:p/>
        </draw:line>
        <draw:line draw:style-name="gr3" draw:text-style-name="P2" draw:layer="layout" svg:x1="11.201cm" svg:y1="8.7cm" svg:x2="24.001cm" svg:y2="8.7cm">
          <text:p/>
        </draw:line>
        <draw:line draw:style-name="gr3" draw:text-style-name="P2" draw:layer="layout" svg:x1="11.201cm" svg:y1="9.2cm" svg:x2="24.001cm" svg:y2="9.2cm">
          <text:p/>
        </draw:line>
        <draw:line draw:style-name="gr3" draw:text-style-name="P2" draw:layer="layout" svg:x1="11.201cm" svg:y1="9.7cm" svg:x2="24.001cm" svg:y2="9.7cm">
          <text:p/>
        </draw:line>
        <draw:line draw:style-name="gr3" draw:text-style-name="P2" draw:layer="layout" svg:x1="3.801cm" svg:y1="11.8cm" svg:x2="24.001cm" svg:y2="11.8cm">
          <text:p/>
        </draw:line>
        <draw:line draw:style-name="gr3" draw:text-style-name="P2" draw:layer="layout" svg:x1="3.801cm" svg:y1="12.3cm" svg:x2="24.001cm" svg:y2="12.3cm">
          <text:p/>
        </draw:line>
        <draw:line draw:style-name="gr3" draw:text-style-name="P2" draw:layer="layout" svg:x1="3.801cm" svg:y1="12.8cm" svg:x2="24.001cm" svg:y2="12.8cm">
          <text:p/>
        </draw:line>
        <draw:line draw:style-name="gr3" draw:text-style-name="P2" draw:layer="layout" svg:x1="3.801cm" svg:y1="13.3cm" svg:x2="24.001cm" svg:y2="13.3cm">
          <text:p/>
        </draw:line>
        <draw:line draw:style-name="gr3" draw:text-style-name="P2" draw:layer="layout" svg:x1="3.801cm" svg:y1="13.8cm" svg:x2="24.001cm" svg:y2="13.8cm">
          <text:p/>
        </draw:line>
        <draw:line draw:style-name="gr3" draw:text-style-name="P2" draw:layer="layout" svg:x1="3.801cm" svg:y1="11.8cm" svg:x2="3.801cm" svg:y2="17.5cm">
          <text:p/>
        </draw:line>
        <draw:line draw:style-name="gr3" draw:text-style-name="P2" draw:layer="layout" svg:x1="3.801cm" svg:y1="15.5cm" svg:x2="24.001cm" svg:y2="15.5cm">
          <text:p/>
        </draw:line>
        <draw:line draw:style-name="gr3" draw:text-style-name="P2" draw:layer="layout" svg:x1="3.801cm" svg:y1="16cm" svg:x2="24.001cm" svg:y2="16cm">
          <text:p/>
        </draw:line>
        <draw:line draw:style-name="gr3" draw:text-style-name="P2" draw:layer="layout" svg:x1="3.801cm" svg:y1="16.5cm" svg:x2="24.001cm" svg:y2="16.5cm">
          <text:p/>
        </draw:line>
        <draw:line draw:style-name="gr3" draw:text-style-name="P2" draw:layer="layout" svg:x1="3.801cm" svg:y1="17cm" svg:x2="24.001cm" svg:y2="17cm">
          <text:p/>
        </draw:line>
        <draw:line draw:style-name="gr3" draw:text-style-name="P2" draw:layer="layout" svg:x1="3.801cm" svg:y1="17.5cm" svg:x2="24.001cm" svg:y2="17.5cm">
          <text:p/>
        </draw:line>
        <draw:line draw:style-name="gr3" draw:text-style-name="P2" draw:layer="layout" svg:x1="24.001cm" svg:y1="4cm" svg:x2="24.001cm" svg:y2="9.7cm">
          <text:p/>
        </draw:line>
        <draw:line draw:style-name="gr3" draw:text-style-name="P2" draw:layer="layout" svg:x1="24.001cm" svg:y1="11.8cm" svg:x2="24.001cm" svg:y2="17.5cm">
          <text:p/>
        </draw:line>
        <draw:frame draw:style-name="gr4" draw:text-style-name="P3" draw:layer="layout" svg:width="3.347cm" svg:height="0.962cm" svg:x="11.701cm" svg:y="1.8cm">
          <draw:text-box>
            <text:p><text:span text:style-name="T1">Song Title</text:span></text:p>
          </draw:text-box>
        </draw:frame>
        <draw:custom-shape draw:style-name="gr5" draw:text-style-name="P2" draw:layer="layout" svg:width="21.4cm" svg:height="19.8cm" svg:x="3.201cm" svg:y="0.6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3.201cm" svg:y1="1.6cm" svg:x2="3.801cm" svg:y2="1.6cm">
          <text:p/>
        </draw:line>
        <draw:line draw:style-name="gr6" draw:text-style-name="P2" draw:layer="layout" svg:x1="4.201cm" svg:y1="0.6cm" svg:x2="4.201cm" svg:y2="1.2cm">
          <text:p/>
        </draw:line>
        <draw:frame draw:style-name="gr7" draw:text-style-name="P4" draw:layer="layout" svg:width="2.314cm" svg:height="0.729cm" svg:x="1.601cm" svg:y="0.8cm">
          <draw:text-box>
            <text:p><text:span text:style-name="T2">BORDER</text:span></text:p>
          </draw:text-box>
        </draw:frame>
        <draw:line draw:style-name="gr6" draw:text-style-name="P2" draw:layer="layout" svg:x1="6.901cm" svg:y1="3cm" svg:x2="6.901cm" svg:y2="1.2cm">
          <text:p/>
        </draw:line>
        <draw:frame draw:style-name="gr8" draw:text-style-name="P4" draw:layer="layout" svg:width="3.495cm" svg:height="0.729cm" svg:x="7.301cm" svg:y="1.701cm">
          <draw:text-box>
            <text:p><text:span text:style-name="T2">TITLE_HEIGHT</text:span></text:p>
          </draw:text-box>
        </draw:frame>
        <draw:line draw:style-name="gr6" draw:text-style-name="P2" draw:layer="layout" svg:x1="6.901cm" svg:y1="10.6cm" svg:x2="6.901cm" svg:y2="3cm">
          <text:p/>
        </draw:line>
        <draw:frame draw:style-name="gr9" draw:text-style-name="P4" draw:layer="layout" svg:width="5.2cm" svg:height="1.207cm" draw:transform="rotate (1.5707963267949) translate (5.753cm 8.7cm)">
          <draw:text-box>
            <text:p><text:span text:style-name="T2">SystemHeight = n*SCORE_HEIGHT</text:span></text:p>
          </draw:text-box>
        </draw:frame>
        <draw:line draw:style-name="gr6" draw:text-style-name="P2" draw:layer="layout" svg:x1="10.901cm" svg:y1="6.8cm" svg:x2="10.901cm" svg:y2="3cm">
          <text:p/>
        </draw:line>
        <draw:frame draw:style-name="gr10" draw:text-style-name="P5" draw:layer="layout" svg:width="4.757cm" svg:height="1.319cm" svg:x="7.401cm" svg:y="4.293cm">
          <draw:text-box>
            <text:p><text:span text:style-name="T3">SCORE_HEIGHT =</text:span></text:p>
            <text:p><text:span text:style-name="T3"><text:s text:c="3"/></text:span><text:span text:style-name="T3">4 * LINE_HEIGHT</text:span></text:p>
            <text:p><text:span text:style-name="T3">+ 2 * SCORE_SPACE</text:span></text:p>
          </draw:text-box>
        </draw:frame>
        <draw:line draw:style-name="gr11" draw:text-style-name="P2" draw:layer="layout" svg:x1="3.801cm" svg:y1="3cm" svg:x2="24.001cm" svg:y2="3cm">
          <text:p/>
        </draw:line>
        <draw:line draw:style-name="gr11" draw:text-style-name="P2" draw:layer="layout" svg:x1="3.801cm" svg:y1="10.6cm" svg:x2="24.001cm" svg:y2="10.6cm">
          <text:p/>
        </draw:line>
        <draw:line draw:style-name="gr6" draw:text-style-name="P2" draw:layer="layout" svg:x1="20.308cm" svg:y1="4cm" svg:x2="20.308cm" svg:y2="4.5cm">
          <text:p/>
        </draw:line>
        <draw:frame draw:style-name="gr12" draw:text-style-name="P6" draw:layer="layout" svg:width="2.805cm" svg:height="0.649cm" svg:x="20.802cm" svg:y="3.902cm">
          <draw:text-box>
            <text:p><text:span text:style-name="T4">LINE_HEIGHT</text:span></text:p>
          </draw:text-box>
        </draw:frame>
        <draw:line draw:style-name="gr6" draw:text-style-name="P2" draw:layer="layout" svg:x1="20.308cm" svg:y1="3cm" svg:x2="20.308cm" svg:y2="4cm">
          <text:p/>
        </draw:line>
        <draw:line draw:style-name="gr6" draw:text-style-name="P2" draw:layer="layout" svg:x1="20.308cm" svg:y1="6cm" svg:x2="20.308cm" svg:y2="6.787cm">
          <text:p/>
        </draw:line>
        <draw:line draw:style-name="gr6" draw:text-style-name="P2" draw:layer="layout" svg:x1="20.308cm" svg:y1="6.879cm" svg:x2="20.308cm" svg:y2="7.7cm">
          <text:p/>
        </draw:line>
        <draw:line draw:style-name="gr6" draw:text-style-name="P2" draw:layer="layout" svg:x1="20.308cm" svg:y1="9.7cm" svg:x2="20.308cm" svg:y2="10.6cm">
          <text:p/>
        </draw:line>
        <draw:frame draw:style-name="gr13" draw:text-style-name="P6" draw:layer="layout" svg:width="3.101cm" svg:height="0.649cm" svg:x="20.803cm" svg:y="3.203cm">
          <draw:text-box>
            <text:p><text:span text:style-name="T4">SCORE_SPACE</text:span></text:p>
          </draw:text-box>
        </draw:frame>
        <draw:frame draw:style-name="gr13" draw:text-style-name="P6" draw:layer="layout" svg:width="3.101cm" svg:height="0.649cm" svg:x="20.804cm" svg:y="6.104cm">
          <draw:text-box>
            <text:p><text:span text:style-name="T4">SCORE_SPACE</text:span></text:p>
          </draw:text-box>
        </draw:frame>
        <draw:frame draw:style-name="gr13" draw:text-style-name="P6" draw:layer="layout" svg:width="3.101cm" svg:height="0.649cm" svg:x="20.805cm" svg:y="7.005cm">
          <draw:text-box>
            <text:p><text:span text:style-name="T4">SCORE_SPACE</text:span></text:p>
          </draw:text-box>
        </draw:frame>
        <draw:frame draw:style-name="gr13" draw:text-style-name="P6" draw:layer="layout" svg:width="3.101cm" svg:height="0.649cm" svg:x="20.806cm" svg:y="9.806cm">
          <draw:text-box>
            <text:p><text:span text:style-name="T4">SCORE_SPACE</text:span></text:p>
          </draw:text-box>
        </draw:frame>
        <draw:line draw:style-name="gr11" draw:text-style-name="P2" draw:layer="layout" svg:x1="9.754cm" svg:y1="6.8cm" svg:x2="24.001cm" svg:y2="6.8cm">
          <text:p/>
        </draw:line>
        <draw:line draw:style-name="gr6" draw:text-style-name="P2" draw:layer="layout" svg:x1="3.801cm" svg:y1="9.5cm" svg:x2="11.201cm" svg:y2="9.5cm">
          <text:p/>
        </draw:line>
        <draw:frame draw:style-name="gr14" draw:text-style-name="P4" draw:layer="layout" svg:width="3.821cm" svg:height="0.729cm" svg:x="7.102cm" svg:y="8.802cm">
          <draw:text-box>
            <text:p><text:span text:style-name="T2">SCORE_INDENT</text:span></text:p>
          </draw:text-box>
        </draw:frame>
        <draw:custom-shape draw:style-name="gr15" draw:text-style-name="P7" draw:layer="layout" svg:width="0.4cm" svg:height="0.4cm" svg:x="7.201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7.201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7.902cm" svg:y="1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9.603cm" svg:y="1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7.601cm" svg:y1="17cm" svg:x2="7.601cm" svg:y2="15cm">
          <text:p/>
        </draw:line>
        <draw:line draw:style-name="gr3" draw:text-style-name="P2" draw:layer="layout" svg:x1="8.301cm" svg:y1="16.3cm" svg:x2="8.301cm" svg:y2="14.8cm">
          <text:p/>
        </draw:line>
        <draw:line draw:style-name="gr3" draw:text-style-name="P2" draw:layer="layout" svg:x1="10.001cm" svg:y1="15.8cm" svg:x2="10.001cm" svg:y2="14.4cm">
          <text:p/>
        </draw:line>
        <draw:line draw:style-name="gr3" draw:text-style-name="P2" draw:layer="layout" svg:x1="7.601cm" svg:y1="15cm" svg:x2="10.001cm" svg:y2="14.4cm">
          <text:p/>
        </draw:line>
        <draw:line draw:style-name="gr3" draw:text-style-name="P2" draw:layer="layout" svg:x1="7.599cm" svg:y1="15.306cm" svg:x2="8.001cm" svg:y2="15.2cm">
          <text:p/>
        </draw:line>
        <draw:line draw:style-name="gr3" draw:text-style-name="P2" draw:layer="layout" svg:x1="8.961cm" svg:y1="14.909cm" svg:x2="10.001cm" svg:y2="14.6cm">
          <text:p/>
        </draw:line>
        <draw:line draw:style-name="gr16" draw:text-style-name="P9" draw:layer="layout" svg:x1="4.801cm" svg:y1="14.8cm" svg:x2="7.201cm" svg:y2="16.3cm">
          <text:p text:style-name="P8"><text:span text:style-name="T2">topY</text:span></text:p>
          <text:p text:style-name="P8"><text:span text:style-name="T2"/></text:p>
        </draw:line>
        <draw:line draw:style-name="gr17" draw:text-style-name="P2" draw:layer="layout" svg:x1="13.001cm" svg:y1="15cm" svg:x2="10.201cm" svg:y2="15.8cm">
          <text:p/>
        </draw:line>
        <draw:frame draw:style-name="gr18" draw:text-style-name="P4" draw:layer="layout" svg:width="1.705cm" svg:height="1.129cm" svg:x="10.601cm" svg:y="14.6cm">
          <draw:text-box>
            <text:p><text:span text:style-name="T2">yRoot</text:span></text:p>
          </draw:text-box>
        </draw:frame>
        <draw:frame draw:style-name="gr18" draw:text-style-name="P4" draw:layer="layout" svg:width="5.199cm" svg:height="1.129cm" svg:x="9.801cm" svg:y="13.6cm">
          <draw:text-box>
            <text:p><text:span text:style-name="T2">StemDir = 1</text:span></text:p>
          </draw:text-box>
        </draw:frame>
        <draw:line draw:style-name="gr17" draw:text-style-name="P2" draw:layer="layout" svg:x1="13.002cm" svg:y1="14.01cm" svg:x2="10.202cm" svg:y2="14.81cm">
          <text:p/>
        </draw:line>
        <draw:custom-shape draw:style-name="gr15" draw:text-style-name="P7" draw:layer="layout" svg:width="0.4cm" svg:height="0.4cm" svg:x="17.202cm" svg:y="1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17.203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7.601cm" svg:y1="17.52cm" svg:x2="17.601cm" svg:y2="15.52cm">
          <text:p/>
        </draw:line>
        <draw:polyline draw:style-name="gr3" draw:text-style-name="P2" draw:layer="layout" svg:width="0.516cm" svg:height="0.533cm" draw:transform="rotate (-0.353778239379251) translate (17.601cm 15.52cm)" svg:viewBox="0 0 517 534" draw:points="0,0 378,159 517,534">
          <text:p/>
        </draw:polyline>
        <draw:custom-shape draw:style-name="gr15" draw:text-style-name="P7" draw:layer="layout" svg:width="0.4cm" svg:height="0.4cm" svg:x="21.303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21.304cm" svg:y="1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1.301cm" svg:y1="17.52cm" svg:x2="21.301cm" svg:y2="15.52cm">
          <text:p/>
        </draw:line>
        <draw:polyline draw:style-name="gr3" draw:text-style-name="P2" draw:layer="layout" svg:width="0.176cm" svg:height="0.76cm" draw:transform="rotate (-0.353778239379251) translate (21.5644997067267cm 16.7865198539494cm)" svg:viewBox="0 0 177 761" draw:points="0,761 177,375 39,0">
          <text:p/>
        </draw:polyline>
        <draw:line draw:style-name="gr16" draw:text-style-name="P9" draw:layer="layout" svg:x1="14.801cm" svg:y1="17.6cm" svg:x2="17.001cm" svg:y2="17.6cm">
          <text:p text:style-name="P8"><text:span text:style-name="T2">y1</text:span></text:p>
          <text:p text:style-name="P8"><text:span text:style-name="T2"/></text:p>
        </draw:line>
        <draw:line draw:style-name="gr16" draw:text-style-name="P9" draw:layer="layout" svg:x1="19.001cm" svg:y1="15.403cm" svg:x2="21.304cm" svg:y2="15.403cm">
          <text:p text:style-name="P8"><text:span text:style-name="T2">y1</text:span></text:p>
          <text:p text:style-name="P8"><text:span text:style-name="T2"/></text:p>
        </draw:line>
        <draw:line draw:style-name="gr16" draw:text-style-name="P9" draw:layer="layout" svg:x1="14.801cm" svg:y1="15.583cm" svg:x2="17.001cm" svg:y2="15.583cm">
          <text:p text:style-name="P8"><text:span text:style-name="T2">y2</text:span></text:p>
          <text:p text:style-name="P8"><text:span text:style-name="T2"/></text:p>
        </draw:line>
        <draw:line draw:style-name="gr16" draw:text-style-name="P9" draw:layer="layout" svg:x1="18.801cm" svg:y1="17.464cm" svg:x2="21.001cm" svg:y2="17.464cm">
          <text:p text:style-name="P8"><text:span text:style-name="T2">y2</text:span></text:p>
          <text:p text:style-name="P8"><text:span text:style-name="T2"/></text:p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2" draw:text-style-name="P2" draw:layer="layout" svg:width="20.2cm" svg:height="18.6cm" svg:x="3.801cm" svg:y="1.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801cm" svg:y1="7.4cm" svg:x2="24.001cm" svg:y2="7.4cm">
          <text:p/>
        </draw:line>
        <draw:line draw:style-name="gr3" draw:text-style-name="P2" draw:layer="layout" svg:x1="3.801cm" svg:y1="7.9cm" svg:x2="24.001cm" svg:y2="7.9cm">
          <text:p/>
        </draw:line>
        <draw:line draw:style-name="gr3" draw:text-style-name="P2" draw:layer="layout" svg:x1="3.801cm" svg:y1="8.4cm" svg:x2="24.001cm" svg:y2="8.4cm">
          <text:p/>
        </draw:line>
        <draw:line draw:style-name="gr3" draw:text-style-name="P2" draw:layer="layout" svg:x1="3.801cm" svg:y1="8.9cm" svg:x2="24.001cm" svg:y2="8.9cm">
          <text:p/>
        </draw:line>
        <draw:line draw:style-name="gr3" draw:text-style-name="P2" draw:layer="layout" svg:x1="3.801cm" svg:y1="9.4cm" svg:x2="24.001cm" svg:y2="9.4cm">
          <text:p/>
        </draw:line>
        <draw:line draw:style-name="gr3" draw:text-style-name="P2" draw:layer="layout" svg:x1="3.801cm" svg:y1="7.4cm" svg:x2="3.801cm" svg:y2="13.1cm">
          <text:p/>
        </draw:line>
        <draw:line draw:style-name="gr3" draw:text-style-name="P2" draw:layer="layout" svg:x1="3.801cm" svg:y1="11.1cm" svg:x2="24.001cm" svg:y2="11.1cm">
          <text:p/>
        </draw:line>
        <draw:line draw:style-name="gr3" draw:text-style-name="P2" draw:layer="layout" svg:x1="3.801cm" svg:y1="11.6cm" svg:x2="24.001cm" svg:y2="11.6cm">
          <text:p/>
        </draw:line>
        <draw:line draw:style-name="gr3" draw:text-style-name="P2" draw:layer="layout" svg:x1="3.801cm" svg:y1="12.1cm" svg:x2="24.001cm" svg:y2="12.1cm">
          <text:p/>
        </draw:line>
        <draw:line draw:style-name="gr3" draw:text-style-name="P2" draw:layer="layout" svg:x1="3.801cm" svg:y1="12.6cm" svg:x2="24.001cm" svg:y2="12.6cm">
          <text:p/>
        </draw:line>
        <draw:line draw:style-name="gr3" draw:text-style-name="P2" draw:layer="layout" svg:x1="3.801cm" svg:y1="13.1cm" svg:x2="24.001cm" svg:y2="13.1cm">
          <text:p/>
        </draw:line>
        <draw:line draw:style-name="gr3" draw:text-style-name="P2" draw:layer="layout" svg:x1="24.001cm" svg:y1="7.4cm" svg:x2="24.001cm" svg:y2="13.1cm">
          <text:p/>
        </draw:line>
        <draw:custom-shape draw:style-name="gr5" draw:text-style-name="P2" draw:layer="layout" svg:width="21.4cm" svg:height="19.8cm" svg:x="3.201cm" svg:y="0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4cm" svg:height="0.4cm" svg:x="10.502cm" svg:y="8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10.503cm" svg:y="8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901cm" svg:y1="9.162cm" svg:x2="10.901cm" svg:y2="7.162cm">
          <text:p/>
        </draw:line>
        <draw:polyline draw:style-name="gr3" draw:text-style-name="P2" draw:layer="layout" svg:width="0.516cm" svg:height="0.533cm" draw:transform="rotate (-0.353778239379251) translate (10.901cm 7.162cm)" svg:viewBox="0 0 517 534" draw:points="0,0 378,159 517,534">
          <text:p/>
        </draw:polyline>
        <draw:line draw:style-name="gr19" draw:text-style-name="P2" draw:layer="layout" svg:x1="6cm" svg:y1="7.4cm" svg:x2="6cm" svg:y2="9.4cm">
          <text:p/>
        </draw:line>
        <draw:frame draw:style-name="gr20" draw:text-style-name="P2" draw:layer="layout" svg:width="2.501cm" svg:height="3.284cm" svg:x="5.8cm" svg:y="6.9cm">
          <draw:image xlink:href="Pictures/10000201000000200000002A3F1CD3EC99EC99A7.png" xlink:type="simple" xlink:show="embed" xlink:actuate="onLoad">
            <text:p/>
          </draw:image>
        </draw:frame>
        <draw:frame draw:style-name="gr21" draw:text-style-name="P10" draw:layer="layout" svg:width="0.853cm" svg:height="0.962cm" svg:x="7.8cm" svg:y="6.938cm">
          <draw:text-box>
            <text:p>#</text:p>
          </draw:text-box>
        </draw:frame>
        <draw:frame draw:style-name="gr22" draw:text-style-name="P10" draw:layer="layout" svg:width="0.853cm" svg:height="0.962cm" svg:x="8.247cm" svg:y="7.638cm">
          <draw:text-box>
            <text:p>#</text:p>
          </draw:text-box>
        </draw:frame>
        <draw:line draw:style-name="gr6" draw:text-style-name="P2" draw:layer="layout" svg:x1="6cm" svg:y1="10.3cm" svg:x2="9.7cm" svg:y2="10.3cm">
          <text:p/>
        </draw:line>
        <draw:line draw:style-name="gr6" draw:text-style-name="P2" draw:layer="layout" svg:x1="9.7cm" svg:y1="10.3cm" svg:x2="10.3cm" svg:y2="10.3cm">
          <text:p/>
        </draw:line>
        <draw:line draw:style-name="gr19" draw:text-style-name="P2" draw:layer="layout" svg:x1="15.8cm" svg:y1="7.4cm" svg:x2="15.8cm" svg:y2="9.4cm">
          <text:p/>
        </draw:line>
        <draw:line draw:style-name="gr6" draw:text-style-name="P2" draw:layer="layout" svg:x1="15.2cm" svg:y1="10.3cm" svg:x2="15.8cm" svg:y2="10.3cm">
          <text:p/>
        </draw:line>
        <draw:line draw:style-name="gr6" draw:text-style-name="P2" draw:layer="layout" svg:x1="15.8cm" svg:y1="10.3cm" svg:x2="16.4cm" svg:y2="10.3cm">
          <text:p/>
        </draw:line>
        <draw:line draw:style-name="gr19" draw:text-style-name="P2" draw:layer="layout" svg:x1="15.7cm" svg:y1="7.4cm" svg:x2="15.7cm" svg:y2="9.4cm">
          <text:p/>
        </draw:line>
        <draw:frame draw:style-name="gr23" draw:text-style-name="P12" draw:layer="layout" svg:width="1.133cm" svg:height="1.517cm" svg:x="8.8cm" svg:y="7.2cm">
          <draw:text-box>
            <text:p text:style-name="P11"><text:span text:style-name="T5">3</text:span></text:p>
          </draw:text-box>
        </draw:frame>
        <draw:frame draw:style-name="gr23" draw:text-style-name="P12" draw:layer="layout" svg:width="1.133cm" svg:height="1.517cm" svg:x="8.8cm" svg:y="8.2cm">
          <draw:text-box>
            <text:p text:style-name="P11"><text:span text:style-name="T5">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custom-shape draw:style-name="gr5" draw:text-style-name="P2" draw:layer="layout" svg:width="21.4cm" svg:height="19.8cm" svg:x="3.201cm" svg:y="0.6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801cm" svg:y1="7.45cm" svg:x2="24.001cm" svg:y2="7.45cm">
          <text:p/>
        </draw:line>
        <draw:line draw:style-name="gr3" draw:text-style-name="P2" draw:layer="layout" svg:x1="3.801cm" svg:y1="7.95cm" svg:x2="24.001cm" svg:y2="7.95cm">
          <text:p/>
        </draw:line>
        <draw:line draw:style-name="gr3" draw:text-style-name="P2" draw:layer="layout" svg:x1="3.801cm" svg:y1="8.45cm" svg:x2="24.001cm" svg:y2="8.45cm">
          <text:p/>
        </draw:line>
        <draw:line draw:style-name="gr3" draw:text-style-name="P2" draw:layer="layout" svg:x1="3.801cm" svg:y1="8.95cm" svg:x2="24.001cm" svg:y2="8.95cm">
          <text:p/>
        </draw:line>
        <draw:line draw:style-name="gr3" draw:text-style-name="P2" draw:layer="layout" svg:x1="3.801cm" svg:y1="9.45cm" svg:x2="24.001cm" svg:y2="9.45cm">
          <text:p/>
        </draw:line>
        <draw:line draw:style-name="gr19" draw:text-style-name="P2" draw:layer="layout" svg:x1="4.7cm" svg:y1="7.45cm" svg:x2="4.7cm" svg:y2="9.45cm">
          <text:p/>
        </draw:line>
        <draw:line draw:style-name="gr6" draw:text-style-name="P2" draw:layer="layout" svg:x1="5.4cm" svg:y1="10.35cm" svg:x2="7.4cm" svg:y2="10.35cm">
          <text:p/>
        </draw:line>
        <draw:line draw:style-name="gr19" draw:text-style-name="P2" draw:layer="layout" svg:x1="14.1cm" svg:y1="7.45cm" svg:x2="14.1cm" svg:y2="9.45cm">
          <text:p/>
        </draw:line>
        <draw:custom-shape draw:style-name="gr2" draw:text-style-name="P2" draw:layer="layout" svg:width="20.2cm" svg:height="18.6cm" svg:x="3.801cm" svg:y="1.2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7.4cm" svg:y1="10.35cm" svg:x2="9.4cm" svg:y2="10.35cm">
          <text:p/>
        </draw:line>
        <draw:line draw:style-name="gr6" draw:text-style-name="P2" draw:layer="layout" svg:x1="9.4cm" svg:y1="10.35cm" svg:x2="11.4cm" svg:y2="10.35cm">
          <text:p/>
        </draw:line>
        <draw:line draw:style-name="gr6" draw:text-style-name="P2" draw:layer="layout" svg:x1="11.4cm" svg:y1="10.35cm" svg:x2="13.4cm" svg:y2="10.35cm">
          <text:p/>
        </draw:line>
        <draw:line draw:style-name="gr24" draw:text-style-name="P2" draw:layer="layout" svg:x1="5.4cm" svg:y1="7.45cm" svg:x2="5.4cm" svg:y2="9.45cm">
          <text:p/>
        </draw:line>
        <draw:line draw:style-name="gr24" draw:text-style-name="P2" draw:layer="layout" svg:x1="13.5cm" svg:y1="7.45cm" svg:x2="13.5cm" svg:y2="9.45cm">
          <text:p/>
        </draw:line>
        <draw:line draw:style-name="gr24" draw:text-style-name="P2" draw:layer="layout" svg:x1="11.4cm" svg:y1="7.45cm" svg:x2="11.4cm" svg:y2="9.45cm">
          <text:p/>
        </draw:line>
        <draw:line draw:style-name="gr24" draw:text-style-name="P2" draw:layer="layout" svg:x1="7.4cm" svg:y1="7.45cm" svg:x2="7.4cm" svg:y2="9.45cm">
          <text:p/>
        </draw:line>
        <draw:custom-shape draw:style-name="gr15" draw:text-style-name="P7" draw:layer="layout" svg:width="0.4cm" svg:height="0.4cm" svg:x="5.603cm" svg:y="8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4cm" svg:height="0.4cm" svg:x="8.504cm" svg:y="8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002cm" svg:y1="9.213cm" svg:x2="6.002cm" svg:y2="7.213cm">
          <text:p/>
        </draw:line>
        <draw:polyline draw:style-name="gr3" draw:text-style-name="P2" draw:layer="layout" svg:width="0.516cm" svg:height="0.533cm" draw:transform="rotate (-0.353778239379251) translate (6.002cm 7.213cm)" svg:viewBox="0 0 517 534" draw:points="0,0 378,159 517,534">
          <text:p/>
        </draw:polyline>
        <draw:line draw:style-name="gr24" draw:text-style-name="P2" draw:layer="layout" svg:x1="9.4cm" svg:y1="7.45cm" svg:x2="9.4cm" svg:y2="9.45cm">
          <text:p/>
        </draw:line>
        <draw:frame draw:style-name="gr26" draw:text-style-name="P8" draw:layer="layout" svg:width="0.581cm" svg:height="1.216cm" svg:x="6.484cm" svg:y="7.885cm">
          <draw:image xlink:href="Pictures/10000201000000160000002E44EA979DFBF348DD.png" xlink:type="simple" xlink:show="embed" xlink:actuate="onLoad">
            <text:p/>
          </draw:image>
        </draw:frame>
        <draw:line draw:style-name="gr3" draw:text-style-name="P2" draw:layer="layout" svg:x1="8.91cm" svg:y1="8.713cm" svg:x2="8.91cm" svg:y2="6.713cm">
          <text:p/>
        </draw:line>
        <draw:frame draw:style-name="gr26" draw:text-style-name="P8" draw:layer="layout" svg:width="0.581cm" svg:height="1.216cm" svg:x="7.585cm" svg:y="7.885cm">
          <draw:image xlink:href="Pictures/10000201000000160000002E44EA979DFBF348DD.png" xlink:type="simple" xlink:show="embed" xlink:actuate="onLoad">
            <text:p/>
          </draw:image>
        </draw:frame>
        <draw:frame draw:style-name="gr26" draw:text-style-name="P8" draw:layer="layout" svg:width="0.581cm" svg:height="1.216cm" svg:x="12.686cm" svg:y="7.885cm">
          <draw:image xlink:href="Pictures/10000201000000160000002EC90D3F664B90ED6C.png" xlink:type="simple" xlink:show="embed" xlink:actuate="onLoad">
            <text:p/>
          </draw:image>
        </draw:frame>
        <draw:line draw:style-name="gr6" draw:text-style-name="P2" draw:layer="layout" svg:x1="14.7cm" svg:y1="10.354cm" svg:x2="16.7cm" svg:y2="10.354cm">
          <text:p/>
        </draw:line>
        <draw:line draw:style-name="gr19" draw:text-style-name="P2" draw:layer="layout" svg:x1="23.7cm" svg:y1="7.454cm" svg:x2="23.7cm" svg:y2="9.454cm">
          <text:p/>
        </draw:line>
        <draw:line draw:style-name="gr6" draw:text-style-name="P2" draw:layer="layout" svg:x1="16.7cm" svg:y1="10.354cm" svg:x2="18.7cm" svg:y2="10.354cm">
          <text:p/>
        </draw:line>
        <draw:line draw:style-name="gr6" draw:text-style-name="P2" draw:layer="layout" svg:x1="18.7cm" svg:y1="10.354cm" svg:x2="20.7cm" svg:y2="10.354cm">
          <text:p/>
        </draw:line>
        <draw:line draw:style-name="gr6" draw:text-style-name="P2" draw:layer="layout" svg:x1="20.7cm" svg:y1="10.354cm" svg:x2="22.7cm" svg:y2="10.354cm">
          <text:p/>
        </draw:line>
        <draw:line draw:style-name="gr24" draw:text-style-name="P2" draw:layer="layout" svg:x1="14.7cm" svg:y1="7.454cm" svg:x2="14.7cm" svg:y2="9.454cm">
          <text:p/>
        </draw:line>
        <draw:line draw:style-name="gr24" draw:text-style-name="P2" draw:layer="layout" svg:x1="22.8cm" svg:y1="7.454cm" svg:x2="22.8cm" svg:y2="9.454cm">
          <text:p/>
        </draw:line>
        <draw:line draw:style-name="gr24" draw:text-style-name="P2" draw:layer="layout" svg:x1="20.7cm" svg:y1="7.454cm" svg:x2="20.7cm" svg:y2="9.454cm">
          <text:p/>
        </draw:line>
        <draw:line draw:style-name="gr24" draw:text-style-name="P2" draw:layer="layout" svg:x1="16.7cm" svg:y1="7.454cm" svg:x2="16.7cm" svg:y2="9.454cm">
          <text:p/>
        </draw:line>
        <draw:custom-shape draw:style-name="gr15" draw:text-style-name="P7" draw:layer="layout" svg:width="0.4cm" svg:height="0.4cm" svg:x="14.903cm" svg:y="8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5.302cm" svg:y1="9.217cm" svg:x2="15.302cm" svg:y2="7.217cm">
          <text:p/>
        </draw:line>
        <draw:line draw:style-name="gr24" draw:text-style-name="P2" draw:layer="layout" svg:x1="18.8cm" svg:y1="7.454cm" svg:x2="18.8cm" svg:y2="9.454cm">
          <text:p/>
        </draw:line>
        <draw:custom-shape draw:style-name="gr15" draw:text-style-name="P7" draw:layer="layout" svg:width="0.4cm" svg:height="0.4cm" svg:x="18.904cm" svg:y="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19.305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19.706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20.107cm" svg:y="8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20.808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21.309cm" svg:y="7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21.71cm" svg:y="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22.211cm" svg:y="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9.279cm" svg:y1="9.217cm" svg:x2="19.279cm" svg:y2="7.217cm">
          <text:p/>
        </draw:line>
        <draw:line draw:style-name="gr3" draw:text-style-name="P2" draw:layer="layout" svg:x1="19.656cm" svg:y1="8.917cm" svg:x2="19.656cm" svg:y2="7.055cm">
          <text:p/>
        </draw:line>
        <draw:line draw:style-name="gr3" draw:text-style-name="P2" draw:layer="layout" svg:x1="20.056cm" svg:y1="8.717cm" svg:x2="20.056cm" svg:y2="6.883cm">
          <text:p/>
        </draw:line>
        <draw:line draw:style-name="gr3" draw:text-style-name="P2" draw:layer="layout" svg:x1="20.502cm" svg:y1="8.517cm" svg:x2="20.502cm" svg:y2="6.694cm">
          <text:p/>
        </draw:line>
        <draw:line draw:style-name="gr3" draw:text-style-name="P2" draw:layer="layout" svg:x1="21.202cm" svg:y1="8.317cm" svg:x2="21.202cm" svg:y2="6.39cm">
          <text:p/>
        </draw:line>
        <draw:line draw:style-name="gr3" draw:text-style-name="P2" draw:layer="layout" svg:x1="21.702cm" svg:y1="8.017cm" svg:x2="21.702cm" svg:y2="6.173cm">
          <text:p/>
        </draw:line>
        <draw:line draw:style-name="gr3" draw:text-style-name="P2" draw:layer="layout" svg:x1="22.102cm" svg:y1="8.417cm" svg:x2="22.102cm" svg:y2="6cm">
          <text:p/>
        </draw:line>
        <draw:line draw:style-name="gr3" draw:text-style-name="P2" draw:layer="layout" svg:x1="22.602cm" svg:y1="8.217cm" svg:x2="22.602cm" svg:y2="5.8cm">
          <text:p/>
        </draw:line>
        <draw:line draw:style-name="gr27" draw:text-style-name="P2" draw:layer="layout" svg:x1="19.279cm" svg:y1="7.217cm" svg:x2="22.602cm" svg:y2="5.801cm">
          <text:p/>
        </draw:line>
        <draw:line draw:style-name="gr27" draw:text-style-name="P2" draw:layer="layout" svg:x1="19.28cm" svg:y1="7.417cm" svg:x2="20.502cm" svg:y2="6.897cm">
          <text:p/>
        </draw:line>
        <draw:line draw:style-name="gr27" draw:text-style-name="P2" draw:layer="layout" svg:x1="21.198cm" svg:y1="6.608cm" svg:x2="22.609cm" svg:y2="6.012cm">
          <text:p/>
        </draw:line>
        <draw:custom-shape draw:style-name="gr15" draw:text-style-name="P7" draw:layer="layout" svg:width="0.4cm" svg:height="0.4cm" svg:x="17.00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17.408cm" svg:y="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17.809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4cm" svg:height="0.4cm" svg:x="18.21cm" svg:y="8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7.382cm" svg:y1="9.218cm" svg:x2="17.382cm" svg:y2="7.218cm">
          <text:p/>
        </draw:line>
        <draw:line draw:style-name="gr3" draw:text-style-name="P2" draw:layer="layout" svg:x1="17.759cm" svg:y1="8.918cm" svg:x2="17.759cm" svg:y2="7.056cm">
          <text:p/>
        </draw:line>
        <draw:line draw:style-name="gr3" draw:text-style-name="P2" draw:layer="layout" svg:x1="18.159cm" svg:y1="8.718cm" svg:x2="18.159cm" svg:y2="6.884cm">
          <text:p/>
        </draw:line>
        <draw:line draw:style-name="gr27" draw:text-style-name="P2" draw:layer="layout" svg:x1="17.383cm" svg:y1="7.218cm" svg:x2="18.605cm" svg:y2="6.698cm">
          <text:p/>
        </draw:line>
        <draw:line draw:style-name="gr3" draw:text-style-name="P2" draw:layer="layout" svg:x1="18.602cm" svg:y1="8.518cm" svg:x2="18.602cm" svg:y2="6.695cm">
          <text:p/>
        </draw:line>
        <draw:line draw:style-name="gr27" draw:text-style-name="P2" draw:layer="layout" svg:x1="17.383cm" svg:y1="7.418cm" svg:x2="18.605cm" svg:y2="6.898cm">
          <text:p/>
        </draw:line>
        <draw:line draw:style-name="gr6" draw:text-style-name="P2" draw:layer="layout" svg:x1="14.7cm" svg:y1="10.654cm" svg:x2="18.701cm" svg:y2="10.654cm">
          <text:p/>
        </draw:line>
        <draw:line draw:style-name="gr6" draw:text-style-name="P2" draw:layer="layout" svg:x1="18.701cm" svg:y1="10.654cm" svg:x2="22.702cm" svg:y2="10.654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standard" draw:layer="layout" svg:width="23.369cm" svg:height="9.998cm" svg:x="3.2cm" svg:y="4.8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Object</text:p>
              </table:table-cell>
              <table:table-cell>
                <text:p>Index</text:p>
              </table:table-cell>
              <table:table-cell>
                <text:p>Code</text:p>
              </table:table-cell>
              <table:table-cell>
                <text:p>Ticks</text:p>
              </table:table-cell>
            </table:table-row>
            <table:table-row table:style-name="ro1" table:default-cell-style-name="gray2">
              <table:table-cell>
                <text:p>Grid/ Resolution</text:p>
              </table:table-cell>
              <table:table-cell>
                <text:p>0, 1, 2, ...</text:p>
              </table:table-cell>
              <table:table-cell>
                <text:p>1, ½, ¼, ...</text:p>
              </table:table-cell>
              <table:table-cell>
                <text:p>3840, 1920, 960, ...</text:p>
              </table:table-cell>
            </table:table-row>
            <table:table-row table:style-name="ro1" table:default-cell-style-name="gray1">
              <table:table-cell>
                <text:p>Duration</text:p>
              </table:table-cell>
              <table:table-cell>
                <text:p>1, 2, 3, ...</text:p>
              </table:table-cell>
              <table:table-cell>
                <text:p>1, ½, ¼, ...</text:p>
              </table:table-cell>
              <table:table-cell>
                <text:p>3840, 1920, 960, ...</text:p>
              </table:table-cell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8" draw:text-style-name="P10" draw:layer="layout" svg:width="20.886cm" svg:height="0.962cm" svg:x="3cm" svg:y="17.4cm">
          <draw:text-box>
            <text:p>int resolutionInTicks = (int) (arrangement.getPPQ() * 4 * tuplet / 2^index);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8T20:37:54.597975596</meta:creation-date>
    <dc:date>2017-08-21T23:20:04.810160351</dc:date>
    <meta:editing-duration>PT2H52M31S</meta:editing-duration>
    <meta:editing-cycles>8</meta:editing-cycles>
    <meta:generator>LibreOffice/5.1.6.2$Linux_X86_64 LibreOffice_project/10m0$Build-2</meta:generator>
    <meta:document-statistic meta:object-count="212"/>
  </office:meta>
</office:document-meta>
</file>